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76637909477" calcext:value-type="float">
            <text:p>2.17677</text:p>
          </table:table-cell>
          <table:table-cell office:value-type="float" office:value="2.36681764191048" calcext:value-type="float">
            <text:p>2.36682</text:p>
          </table:table-cell>
          <table:table-cell office:value-type="float" office:value="3.53344461115279" calcext:value-type="float">
            <text:p>3.5334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8648557972827" calcext:value-type="float">
            <text:p>2.18649</text:p>
          </table:table-cell>
          <table:table-cell office:value-type="float" office:value="2.3637261398683" calcext:value-type="float">
            <text:p>2.36373</text:p>
          </table:table-cell>
          <table:table-cell office:value-type="float" office:value="3.55720930232558" calcext:value-type="float">
            <text:p>3.5572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707301309315" calcext:value-type="float">
            <text:p>2.22707</text:p>
          </table:table-cell>
          <table:table-cell office:value-type="float" office:value="2.36329048869986" calcext:value-type="float">
            <text:p>2.36329</text:p>
          </table:table-cell>
          <table:table-cell office:value-type="float" office:value="3.60605328996748" calcext:value-type="float">
            <text:p>3.6060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708333333333" calcext:value-type="float">
            <text:p>2.23708</text:p>
          </table:table-cell>
          <table:table-cell office:value-type="float" office:value="2.35541353932116" calcext:value-type="float">
            <text:p>2.35541</text:p>
          </table:table-cell>
          <table:table-cell office:value-type="float" office:value="3.63255691768827" calcext:value-type="float">
            <text:p>3.6325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306146276374" calcext:value-type="float">
            <text:p>2.29306</text:p>
          </table:table-cell>
          <table:table-cell office:value-type="float" office:value="2.3642112834626" calcext:value-type="float">
            <text:p>2.36421</text:p>
          </table:table-cell>
          <table:table-cell office:value-type="float" office:value="4.03254816112084" calcext:value-type="float">
            <text:p>4.0325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53131262525" calcext:value-type="float">
            <text:p>2.19531</text:p>
          </table:table-cell>
          <table:table-cell office:value-type="float" office:value="2.28445088092852" calcext:value-type="float">
            <text:p>2.28445</text:p>
          </table:table-cell>
          <table:table-cell office:value-type="float" office:value="3.55059493987976" calcext:value-type="float">
            <text:p>3.5505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907169960804" calcext:value-type="float">
            <text:p>2.23907</text:p>
          </table:table-cell>
          <table:table-cell office:value-type="float" office:value="2.28400435743474" calcext:value-type="float">
            <text:p>2.284</text:p>
          </table:table-cell>
          <table:table-cell office:value-type="float" office:value="3.45779709782337" calcext:value-type="float">
            <text:p>3.457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58132932532" calcext:value-type="float">
            <text:p>2.20358</text:p>
          </table:table-cell>
          <table:table-cell office:value-type="float" office:value="2.28045737307949" calcext:value-type="float">
            <text:p>2.28046</text:p>
          </table:table-cell>
          <table:table-cell office:value-type="float" office:value="3.55955661322645" calcext:value-type="float">
            <text:p>3.55956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700921524477" calcext:value-type="float">
            <text:p>2.27701</text:p>
          </table:table-cell>
          <table:table-cell office:value-type="float" office:value="2.36967809190226" calcext:value-type="float">
            <text:p>2.36968</text:p>
          </table:table-cell>
          <table:table-cell office:value-type="float" office:value="4.09498498874156" calcext:value-type="float">
            <text:p>4.0949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416040727758" calcext:value-type="float">
            <text:p>2.27416</text:p>
          </table:table-cell>
          <table:table-cell office:value-type="float" office:value="2.30347969871474" calcext:value-type="float">
            <text:p>2.30348</text:p>
          </table:table-cell>
          <table:table-cell office:value-type="float" office:value="3.78779293940911" calcext:value-type="float">
            <text:p>3.7877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76284139313" calcext:value-type="float">
            <text:p>2.23376</text:p>
          </table:table-cell>
          <table:table-cell office:value-type="float" office:value="2.27391349285893" calcext:value-type="float">
            <text:p>2.27391</text:p>
          </table:table-cell>
          <table:table-cell office:value-type="float" office:value="3.35125407166124" calcext:value-type="float">
            <text:p>3.35125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.25009918149169" calcext:value-type="float">
            <text:p>2.2501</text:p>
          </table:table-cell>
          <table:table-cell office:value-type="float" office:value="2.27058078593502" calcext:value-type="float">
            <text:p>2.27058</text:p>
          </table:table-cell>
          <table:table-cell office:value-type="float" office:value="3.31429341017289" calcext:value-type="float">
            <text:p>3.31429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6968077115673" calcext:value-type="float">
            <text:p>2.26968</text:p>
          </table:table-cell>
          <table:table-cell office:value-type="float" office:value="2.29112564680354" calcext:value-type="float">
            <text:p>2.29113</text:p>
          </table:table-cell>
          <table:table-cell office:value-type="float" office:value="3.7807936905358" calcext:value-type="float">
            <text:p>3.7807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36521630408" calcext:value-type="float">
            <text:p>2.26837</text:p>
          </table:table-cell>
          <table:table-cell office:value-type="float" office:value="2.44329228140368" calcext:value-type="float">
            <text:p>2.44329</text:p>
          </table:table-cell>
          <table:table-cell office:value-type="float" office:value="3.58437609402351" calcext:value-type="float">
            <text:p>3.5843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473642732049" calcext:value-type="float">
            <text:p>2.24736</text:p>
          </table:table-cell>
          <table:table-cell office:value-type="float" office:value="2.26465015428238" calcext:value-type="float">
            <text:p>2.26465</text:p>
          </table:table-cell>
          <table:table-cell office:value-type="float" office:value="3.48367275456592" calcext:value-type="float">
            <text:p>3.4836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876594148537" calcext:value-type="float">
            <text:p>2.25877</text:p>
          </table:table-cell>
          <table:table-cell office:value-type="float" office:value="2.27723878886388" calcext:value-type="float">
            <text:p>2.27724</text:p>
          </table:table-cell>
          <table:table-cell office:value-type="float" office:value="3.79959489872468" calcext:value-type="float">
            <text:p>3.7995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849087271818" calcext:value-type="float">
            <text:p>2.25849</text:p>
          </table:table-cell>
          <table:table-cell office:value-type="float" office:value="2.4231169250646" calcext:value-type="float">
            <text:p>2.42312</text:p>
          </table:table-cell>
          <table:table-cell office:value-type="float" office:value="3.64483370842711" calcext:value-type="float">
            <text:p>3.6448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75389680753" calcext:value-type="float">
            <text:p>2.24975</text:p>
          </table:table-cell>
          <table:table-cell office:value-type="float" office:value="2.27272630657664" calcext:value-type="float">
            <text:p>2.27273</text:p>
          </table:table-cell>
          <table:table-cell office:value-type="float" office:value="3.80864216054013" calcext:value-type="float">
            <text:p>3.8086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08212318478" calcext:value-type="float">
            <text:p>2.24308</text:p>
          </table:table-cell>
          <table:table-cell office:value-type="float" office:value="2.45095799949925" calcext:value-type="float">
            <text:p>2.45096</text:p>
          </table:table-cell>
          <table:table-cell office:value-type="float" office:value="4.16816099148723" calcext:value-type="float">
            <text:p>4.1681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24228296657498" calcext:value-type="float">
            <text:p>2.24228</text:p>
          </table:table-cell>
          <table:table-cell office:value-type="float" office:value="2.31566683337501" calcext:value-type="float">
            <text:p>2.31567</text:p>
          </table:table-cell>
          <table:table-cell office:value-type="float" office:value="3.55320205051263" calcext:value-type="float">
            <text:p>3.553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974368592148" calcext:value-type="float">
            <text:p>2.23974</text:p>
          </table:table-cell>
          <table:table-cell office:value-type="float" office:value="2.30818329582396" calcext:value-type="float">
            <text:p>2.30818</text:p>
          </table:table-cell>
          <table:table-cell office:value-type="float" office:value="3.52727431857965" calcext:value-type="float">
            <text:p>3.5272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860489116838" calcext:value-type="float">
            <text:p>2.2386</text:p>
          </table:table-cell>
          <table:table-cell office:value-type="float" office:value="2.3778584980402" calcext:value-type="float">
            <text:p>2.37786</text:p>
          </table:table-cell>
          <table:table-cell office:value-type="float" office:value="4.04114460845634" calcext:value-type="float">
            <text:p>4.0411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3803706946877" calcext:value-type="float">
            <text:p>2.23804</text:p>
          </table:table-cell>
          <table:table-cell office:value-type="float" office:value="2.37932616128763" calcext:value-type="float">
            <text:p>2.37933</text:p>
          </table:table-cell>
          <table:table-cell office:value-type="float" office:value="4.10238053540155" calcext:value-type="float">
            <text:p>4.10238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70987731597" calcext:value-type="float">
            <text:p>2.23471</text:p>
          </table:table-cell>
          <table:table-cell office:value-type="float" office:value="2.43037838007011" calcext:value-type="float">
            <text:p>2.43038</text:p>
          </table:table-cell>
          <table:table-cell office:value-type="float" office:value="4.25336254381572" calcext:value-type="float">
            <text:p>4.2533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10048405942" calcext:value-type="float">
            <text:p>2.2331</text:p>
          </table:table-cell>
          <table:table-cell office:value-type="float" office:value="2.40480470706059" calcext:value-type="float">
            <text:p>2.4048</text:p>
          </table:table-cell>
          <table:table-cell office:value-type="float" office:value="3.86264396594892" calcext:value-type="float">
            <text:p>3.86264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201175293823" calcext:value-type="float">
            <text:p>2.23201</text:p>
          </table:table-cell>
          <table:table-cell office:value-type="float" office:value="2.30776548303743" calcext:value-type="float">
            <text:p>2.30777</text:p>
          </table:table-cell>
          <table:table-cell office:value-type="float" office:value="3.58229557389347" calcext:value-type="float">
            <text:p>3.582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080914247581" calcext:value-type="float">
            <text:p>2.23081</text:p>
          </table:table-cell>
          <table:table-cell office:value-type="float" office:value="2.33343051384718" calcext:value-type="float">
            <text:p>2.33343</text:p>
          </table:table-cell>
          <table:table-cell office:value-type="float" office:value="3.44663038038038" calcext:value-type="float">
            <text:p>3.44663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841502042177" calcext:value-type="float">
            <text:p>2.22842</text:p>
          </table:table-cell>
          <table:table-cell office:value-type="float" office:value="2.30487538551304" calcext:value-type="float">
            <text:p>2.30488</text:p>
          </table:table-cell>
          <table:table-cell office:value-type="float" office:value="3.55972618154539" calcext:value-type="float">
            <text:p>3.55973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77433683684" calcext:value-type="float">
            <text:p>2.22777</text:p>
          </table:table-cell>
          <table:table-cell office:value-type="float" office:value="2.31963494744745" calcext:value-type="float">
            <text:p>2.31963</text:p>
          </table:table-cell>
          <table:table-cell office:value-type="float" office:value="3.40597222222222" calcext:value-type="float">
            <text:p>3.4059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52516904583" calcext:value-type="float">
            <text:p>2.22653</text:p>
          </table:table-cell>
          <table:table-cell office:value-type="float" office:value="2.24287409216128" calcext:value-type="float">
            <text:p>2.24287</text:p>
          </table:table-cell>
          <table:table-cell office:value-type="float" office:value="2.91438266967193" calcext:value-type="float">
            <text:p>2.9143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314158738107" calcext:value-type="float">
            <text:p>2.22314</text:p>
          </table:table-cell>
          <table:table-cell office:value-type="float" office:value="2.40678183942581" calcext:value-type="float">
            <text:p>2.40678</text:p>
          </table:table-cell>
          <table:table-cell office:value-type="float" office:value="3.85515648472709" calcext:value-type="float">
            <text:p>3.8551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963905584773" calcext:value-type="float">
            <text:p>2.21964</text:p>
          </table:table-cell>
          <table:table-cell office:value-type="float" office:value="2.24603681442524" calcext:value-type="float">
            <text:p>2.24604</text:p>
          </table:table-cell>
          <table:table-cell office:value-type="float" office:value="2.92811545204107" calcext:value-type="float">
            <text:p>2.9281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836855047095" calcext:value-type="float">
            <text:p>2.21837</text:p>
          </table:table-cell>
          <table:table-cell office:value-type="float" office:value="2.33848441276986" calcext:value-type="float">
            <text:p>2.33848</text:p>
          </table:table-cell>
          <table:table-cell office:value-type="float" office:value="3.84952488122031" calcext:value-type="float">
            <text:p>3.8495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87501044016" calcext:value-type="float">
            <text:p>2.21788</text:p>
          </table:table-cell>
          <table:table-cell office:value-type="float" office:value="2.15380449761964" calcext:value-type="float">
            <text:p>2.1538</text:p>
          </table:table-cell>
          <table:table-cell office:value-type="float" office:value="3.1484602856427" calcext:value-type="float">
            <text:p>3.1484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658164541135" calcext:value-type="float">
            <text:p>2.21658</text:p>
          </table:table-cell>
          <table:table-cell office:value-type="float" office:value="2.3526256564141" calcext:value-type="float">
            <text:p>2.35263</text:p>
          </table:table-cell>
          <table:table-cell office:value-type="float" office:value="3.84453738434609" calcext:value-type="float">
            <text:p>3.8445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360058764691" calcext:value-type="float">
            <text:p>2.2236</text:p>
          </table:table-cell>
          <table:table-cell office:value-type="float" office:value="2.21623082854047" calcext:value-type="float">
            <text:p>2.21623</text:p>
          </table:table-cell>
          <table:table-cell office:value-type="float" office:value="3.20879344836209" calcext:value-type="float">
            <text:p>3.2087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569917376064" calcext:value-type="float">
            <text:p>2.2157</text:p>
          </table:table-cell>
          <table:table-cell office:value-type="float" office:value="2.30848637539643" calcext:value-type="float">
            <text:p>2.30849</text:p>
          </table:table-cell>
          <table:table-cell office:value-type="float" office:value="3.38249499248873" calcext:value-type="float">
            <text:p>3.38249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1240534567592" calcext:value-type="float">
            <text:p>2.21241</text:p>
          </table:table-cell>
          <table:table-cell office:value-type="float" office:value="2.26155929447085" calcext:value-type="float">
            <text:p>2.26156</text:p>
          </table:table-cell>
          <table:table-cell office:value-type="float" office:value="3.22306354766075" calcext:value-type="float">
            <text:p>3.2230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183556584877" calcext:value-type="float">
            <text:p>2.21184</text:p>
          </table:table-cell>
          <table:table-cell office:value-type="float" office:value="2.30179227174094" calcext:value-type="float">
            <text:p>2.30179</text:p>
          </table:table-cell>
          <table:table-cell office:value-type="float" office:value="3.37885953930896" calcext:value-type="float">
            <text:p>3.37886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142493956823" calcext:value-type="float">
            <text:p>2.23142</text:p>
          </table:table-cell>
          <table:table-cell office:value-type="float" office:value="2.20825893973493" calcext:value-type="float">
            <text:p>2.20826</text:p>
          </table:table-cell>
          <table:table-cell office:value-type="float" office:value="3.13600525131283" calcext:value-type="float">
            <text:p>3.1360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735294730699" calcext:value-type="float">
            <text:p>2.20735</text:p>
          </table:table-cell>
          <table:table-cell office:value-type="float" office:value="2.28530556945139" calcext:value-type="float">
            <text:p>2.28531</text:p>
          </table:table-cell>
          <table:table-cell office:value-type="float" office:value="3.79774637318659" calcext:value-type="float">
            <text:p>3.7977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615151325663" calcext:value-type="float">
            <text:p>2.20615</text:p>
          </table:table-cell>
          <table:table-cell office:value-type="float" office:value="2.30121904702351" calcext:value-type="float">
            <text:p>2.30122</text:p>
          </table:table-cell>
          <table:table-cell office:value-type="float" office:value="3.66314407203602" calcext:value-type="float">
            <text:p>3.66314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.20442635270541" calcext:value-type="float">
            <text:p>2.20443</text:p>
          </table:table-cell>
          <table:table-cell office:value-type="float" office:value="2.23602350534402" calcext:value-type="float">
            <text:p>2.23602</text:p>
          </table:table-cell>
          <table:table-cell office:value-type="float" office:value="3.19799098196393" calcext:value-type="float">
            <text:p>3.19799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181017592129" calcext:value-type="float">
            <text:p>2.20181</text:p>
          </table:table-cell>
          <table:table-cell office:value-type="float" office:value="2.28353478822745" calcext:value-type="float">
            <text:p>2.28353</text:p>
          </table:table-cell>
          <table:table-cell office:value-type="float" office:value="3.81815407703852" calcext:value-type="float">
            <text:p>3.8181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126555583396" calcext:value-type="float">
            <text:p>2.20127</text:p>
          </table:table-cell>
          <table:table-cell office:value-type="float" office:value="2.34638927169465" calcext:value-type="float">
            <text:p>2.34639</text:p>
          </table:table-cell>
          <table:table-cell office:value-type="float" office:value="3.59930343272363" calcext:value-type="float">
            <text:p>3.5993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885022550739" calcext:value-type="float">
            <text:p>2.19885</text:p>
          </table:table-cell>
          <table:table-cell office:value-type="float" office:value="2.15617535287731" calcext:value-type="float">
            <text:p>2.15618</text:p>
          </table:table-cell>
          <table:table-cell office:value-type="float" office:value="3.15845903282385" calcext:value-type="float">
            <text:p>3.15846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9605871069969" calcext:value-type="float">
            <text:p>2.19606</text:p>
          </table:table-cell>
          <table:table-cell office:value-type="float" office:value="2.25215244766908" calcext:value-type="float">
            <text:p>2.25215</text:p>
          </table:table-cell>
          <table:table-cell office:value-type="float" office:value="3.30124718538904" calcext:value-type="float">
            <text:p>3.3012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586199349675" calcext:value-type="float">
            <text:p>2.19586</text:p>
          </table:table-cell>
          <table:table-cell office:value-type="float" office:value="2.29139340503585" calcext:value-type="float">
            <text:p>2.29139</text:p>
          </table:table-cell>
          <table:table-cell office:value-type="float" office:value="3.688528014007" calcext:value-type="float">
            <text:p>3.68853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9418335001668" calcext:value-type="float">
            <text:p>2.19418</text:p>
          </table:table-cell>
          <table:table-cell office:value-type="float" office:value="2.36197624708041" calcext:value-type="float">
            <text:p>2.36198</text:p>
          </table:table-cell>
          <table:table-cell office:value-type="float" office:value="3.19777902902903" calcext:value-type="float">
            <text:p>3.19778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326778557114" calcext:value-type="float">
            <text:p>2.19327</text:p>
          </table:table-cell>
          <table:table-cell office:value-type="float" office:value="2.22515593687375" calcext:value-type="float">
            <text:p>2.22516</text:p>
          </table:table-cell>
          <table:table-cell office:value-type="float" office:value="3.19585921843687" calcext:value-type="float">
            <text:p>3.19586</text:p>
          </table:table-cell>
          <table:table-cell office:value-type="float" office:value="9580800" calcext:value-type="float">
            <text:p>9580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9258779612946" calcext:value-type="float">
            <text:p>2.19259</text:p>
          </table:table-cell>
          <table:table-cell office:value-type="float" office:value="2.36369108692025" calcext:value-type="float">
            <text:p>2.36369</text:p>
          </table:table-cell>
          <table:table-cell office:value-type="float" office:value="3.17381756756757" calcext:value-type="float">
            <text:p>3.1738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18751597344024" calcext:value-type="float">
            <text:p>2.18752</text:p>
          </table:table-cell>
          <table:table-cell office:value-type="float" office:value="2.30451119184833" calcext:value-type="float">
            <text:p>2.30451</text:p>
          </table:table-cell>
          <table:table-cell office:value-type="float" office:value="3.58662741167627" calcext:value-type="float">
            <text:p>3.58663</text:p>
          </table:table-cell>
          <table:table-cell office:value-type="float" office:value="9578400" calcext:value-type="float">
            <text:p>9578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743029507377" calcext:value-type="float">
            <text:p>2.18743</text:p>
          </table:table-cell>
          <table:table-cell office:value-type="float" office:value="2.32791218637993" calcext:value-type="float">
            <text:p>2.32791</text:p>
          </table:table-cell>
          <table:table-cell office:value-type="float" office:value="3.39281320330083" calcext:value-type="float">
            <text:p>3.3928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688984746187" calcext:value-type="float">
            <text:p>2.18689</text:p>
          </table:table-cell>
          <table:table-cell office:value-type="float" office:value="2.43989320246728" calcext:value-type="float">
            <text:p>2.43989</text:p>
          </table:table-cell>
          <table:table-cell office:value-type="float" office:value="3.63027006751688" calcext:value-type="float">
            <text:p>3.6302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8606630824373" calcext:value-type="float">
            <text:p>2.18607</text:p>
          </table:table-cell>
          <table:table-cell office:value-type="float" office:value="2.44732954071851" calcext:value-type="float">
            <text:p>2.44733</text:p>
          </table:table-cell>
          <table:table-cell office:value-type="float" office:value="3.61007251812953" calcext:value-type="float">
            <text:p>3.6100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743665082937" calcext:value-type="float">
            <text:p>2.17744</text:p>
          </table:table-cell>
          <table:table-cell office:value-type="float" office:value="2.3436152788197" calcext:value-type="float">
            <text:p>2.34362</text:p>
          </table:table-cell>
          <table:table-cell office:value-type="float" office:value="3.32985746436609" calcext:value-type="float">
            <text:p>3.3298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680511055486" calcext:value-type="float">
            <text:p>2.16805</text:p>
          </table:table-cell>
          <table:table-cell office:value-type="float" office:value="2.34147403003755" calcext:value-type="float">
            <text:p>2.34147</text:p>
          </table:table-cell>
          <table:table-cell office:value-type="float" office:value="3.28354317897372" calcext:value-type="float">
            <text:p>3.2835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46486232791" calcext:value-type="float">
            <text:p>2.16465</text:p>
          </table:table-cell>
          <table:table-cell office:value-type="float" office:value="2.35678264497288" calcext:value-type="float">
            <text:p>2.35678</text:p>
          </table:table-cell>
          <table:table-cell office:value-type="float" office:value="3.33913016270338" calcext:value-type="float">
            <text:p>3.33913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838077660994" calcext:value-type="float">
            <text:p>2.13838</text:p>
          </table:table-cell>
          <table:table-cell office:value-type="float" office:value="2.25028862195529" calcext:value-type="float">
            <text:p>2.25029</text:p>
          </table:table-cell>
          <table:table-cell office:value-type="float" office:value="2.70677052052052" calcext:value-type="float">
            <text:p>2.70677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3800164748081" calcext:value-type="float">
            <text:p>2.138</text:p>
          </table:table-cell>
          <table:table-cell office:value-type="float" office:value="2.24642976309643" calcext:value-type="float">
            <text:p>2.24643</text:p>
          </table:table-cell>
          <table:table-cell office:value-type="float" office:value="2.72471096096096" calcext:value-type="float">
            <text:p>2.72471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SUM([.A1:.A5])" office:value-type="float" office:value="3" calcext:value-type="float">
            <text:p>3</text:p>
          </table:table-cell>
          <table:table-cell table:formula="of:=SUM([.B1:.B5])" office:value-type="float" office:value="2" calcext:value-type="float">
            <text:p>2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1" calcext:value-type="float">
            <text:p>1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2" calcext:value-type="float">
            <text:p>2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4" calcext:value-type="float">
            <text:p>4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2" calcext:value-type="float">
            <text:p>2</text:p>
          </table:table-cell>
          <table:table-cell table:formula="of:=SUM([.L1:.L5])" office:value-type="float" office:value="2" calcext:value-type="float">
            <text:p>2</text:p>
          </table:table-cell>
          <table:table-cell table:formula="of:=SUM([.M1:.M5])" office:value-type="float" office:value="3" calcext:value-type="float">
            <text:p>3</text:p>
          </table:table-cell>
          <table:table-cell table:formula="of:=SUM([.N1:.N5])" office:value-type="float" office:value="4" calcext:value-type="float">
            <text:p>4</text:p>
          </table:table-cell>
          <table:table-cell table:formula="of:=SUM([.O1:.O5])" office:value-type="float" office:value="4" calcext:value-type="float">
            <text:p>4</text:p>
          </table:table-cell>
          <table:table-cell table:formula="of:=SUM([.P1:.P5])" office:value-type="float" office:value="1" calcext:value-type="float">
            <text:p>1</text:p>
          </table:table-cell>
          <table:table-cell table:formula="of:=SUM([.Q1:.Q5])" office:value-type="float" office:value="3" calcext:value-type="float">
            <text:p>3</text:p>
          </table:table-cell>
          <table:table-cell table:formula="of:=SUM([.R1:.R5])" office:value-type="float" office:value="3" calcext:value-type="float">
            <text:p>3</text:p>
          </table:table-cell>
          <table:table-cell table:formula="of:=SUM([.S1:.S5])" office:value-type="float" office:value="2" calcext:value-type="float">
            <text:p>2</text:p>
          </table:table-cell>
          <table:table-cell table:formula="of:=SUM([.T1:.T5])" office:value-type="float" office:value="3" calcext:value-type="float">
            <text:p>3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3" calcext:value-type="float">
            <text:p>3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0" calcext:value-type="float">
            <text:p>0</text:p>
          </table:table-cell>
          <table:table-cell table:formula="of:=SUM([.Z1:.Z5])" office:value-type="float" office:value="5" calcext:value-type="float">
            <text:p>5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2" calcext:value-type="float">
            <text:p>2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2" calcext:value-type="float">
            <text:p>2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2" calcext:value-type="float">
            <text:p>2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3" calcext:value-type="float">
            <text:p>3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1" calcext:value-type="float">
            <text:p>1</text:p>
          </table:table-cell>
          <table:table-cell table:formula="of:=SUM([.AT1:.AT5])" office:value-type="float" office:value="4" calcext:value-type="float">
            <text:p>4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0" calcext:value-type="float">
            <text:p>0</text:p>
          </table:table-cell>
          <table:table-cell table:formula="of:=SUM([.AW1:.AW5])" office:value-type="float" office:value="2" calcext:value-type="float">
            <text:p>2</text:p>
          </table:table-cell>
          <table:table-cell table:formula="of:=SUM([.AX1:.AX5])" office:value-type="float" office:value="5" calcext:value-type="float">
            <text:p>5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5" calcext:value-type="float">
            <text:p>5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3" calcext:value-type="float">
            <text:p>3</text:p>
          </table:table-cell>
          <table:table-cell table:formula="of:=SUM([.BD1:.BD5])" office:value-type="float" office:value="2" calcext:value-type="float">
            <text:p>2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3" calcext:value-type="float">
            <text:p>3</text:p>
          </table:table-cell>
          <table:table-cell table:formula="of:=SUM([.BG1:.BG5])" office:value-type="float" office:value="1" calcext:value-type="float">
            <text:p>1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1" calcext:value-type="float">
            <text:p>1</text:p>
          </table:table-cell>
          <table:table-cell table:formula="of:=SUM([.BK1:.BK5])" office:value-type="float" office:value="2" calcext:value-type="float">
            <text:p>2</text:p>
          </table:table-cell>
          <table:table-cell table:formula="of:=SUM([.BL1:.BL5])" office:value-type="float" office:value="1" calcext:value-type="float">
            <text:p>1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4" calcext:value-type="float">
            <text:p>4</text:p>
          </table:table-cell>
          <table:table-cell table:formula="of:=SUM([.BQ1:.BQ5])" office:value-type="float" office:value="3" calcext:value-type="float">
            <text:p>3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2T13:06:29.560091913</dc:date>
    <meta:document-statistic meta:table-count="1" meta:cell-count="4639" meta:object-count="0"/>
    <meta:generator>LibreOffice/4.2.8.2$Linux_X86_64 LibreOffice_project/420m0$Build-2</meta:generator>
  </office:meta>
</office:document-meta>
</file>